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51cm" style:rel-column-width="1638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rsid="0012e8da" officeooo:paragraph-rsid="0012e8da"/>
    </style:style>
    <style:style style:name="P2" style:family="paragraph" style:parent-style-name="Text_20_body">
      <style:text-properties officeooo:rsid="0012e8da" officeooo:paragraph-rsid="0012e8da"/>
    </style:style>
    <style:style style:name="P3" style:family="paragraph" style:parent-style-name="Text_20_body" style:list-style-name="L1">
      <style:text-properties officeooo:rsid="0012e8da" officeooo:paragraph-rsid="0012e8da"/>
    </style:style>
    <style:style style:name="P4" style:family="paragraph" style:parent-style-name="Text_20_body" style:list-style-name="L1">
      <style:text-properties officeooo:paragraph-rsid="0012e8da"/>
    </style:style>
    <style:style style:name="P5" style:family="paragraph" style:parent-style-name="Text_20_body" style:list-style-name="L1">
      <style:text-properties officeooo:rsid="00146451" officeooo:paragraph-rsid="00146451"/>
    </style:style>
    <style:style style:name="P6" style:family="paragraph" style:parent-style-name="Text_20_body" style:list-style-name="L1">
      <style:text-properties officeooo:rsid="001671c2" officeooo:paragraph-rsid="001671c2"/>
    </style:style>
    <style:style style:name="P7" style:family="paragraph" style:parent-style-name="Title">
      <style:text-properties officeooo:rsid="0012e8da" officeooo:paragraph-rsid="0012e8da"/>
    </style:style>
    <style:style style:name="P8" style:family="paragraph" style:parent-style-name="Table_20_Contents">
      <style:text-properties officeooo:rsid="001564f4" officeooo:paragraph-rsid="001564f4"/>
    </style:style>
    <style:style style:name="T1" style:family="text">
      <style:text-properties officeooo:rsid="0012e8da"/>
    </style:style>
    <style:style style:name="T2" style:family="text">
      <style:text-properties officeooo:rsid="0017b9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valuierung von NEAT Packages</text:p>
      <text:h text:style-name="P1" text:outline-level="1">Randbedingungen</text:h>
      <text:list xml:id="list4586338604069944508" text:style-name="L1">
        <text:list-item>
          <text:p text:style-name="P4"><text:span text:style-name="T1">Population</text:span></text:p>
          <text:list>
            <text:list-item>
              <text:p text:style-name="P4"><text:span text:style-name="T1">100</text:span></text:p>
            </text:list-item>
          </text:list>
        </text:list-item>
        <text:list-item>
          <text:p text:style-name="P3">Anzahl Generationen</text:p>
          <text:list>
            <text:list-item>
              <text:p text:style-name="P3">100</text:p>
            </text:list-item>
          </text:list>
        </text:list-item>
        <text:list-item>
          <text:p text:style-name="P3">Anzahl Threads</text:p>
          <text:list>
            <text:list-item>
              <text:p text:style-name="P3">8 (4-Kern CPU mit 8 logischen Kernen)</text:p>
            </text:list-item>
          </text:list>
        </text:list-item>
        <text:list-item>
          <text:p text:style-name="P5">Frameworks</text:p>
          <text:list>
            <text:list-item>
              <text:p text:style-name="P5">NEAT-Python</text:p>
            </text:list-item>
            <text:list-item>
              <text:p text:style-name="P5">MultiNEAT</text:p>
            </text:list-item>
            <text:list-item>
              <text:p text:style-name="P5">PyTorch</text:p>
            </text:list-item>
          </text:list>
        </text:list-item>
        <text:list-item>
          <text:p text:style-name="P6">Möglichst Standard-E<text:span text:style-name="T2">i</text:span>nstellungen</text:p>
        </text:list-item>
        <text:list-item>
          <text:p text:style-name="P3">Zu testende Umgebungen</text:p>
          <text:list>
            <text:list-item>
              <text:p text:style-name="P3">Hopper</text:p>
            </text:list-item>
            <text:list-item>
              <text:p text:style-name="P3">Half Cheetah</text:p>
            </text:list-item>
            <text:list-item>
              <text:p text:style-name="P3">Ant (wenn genügend Zeit)</text:p>
            </text:list-item>
          </text:list>
        </text:list-item>
        <text:list-item>
          <text:p text:style-name="P3">Zu vergleichende Merkmale:</text:p>
          <text:list>
            <text:list-item>
              <text:p text:style-name="P3">Erreichte Fitness</text:p>
            </text:list-item>
            <text:list-item>
              <text:p text:style-name="P3">Verbrauchte Zeit</text:p>
            </text:list-item>
            <text:list-item>
              <text:p text:style-name="P3">Statistik verfügbar?</text:p>
            </text:list-item>
            <text:list-item>
              <text:p text:style-name="P3">Ergebnis persistierbar?</text:p>
            </text:list-item>
            <text:list-item>
              <text:p text:style-name="P3">Checkpoints verfügbar?</text:p>
            </text:list-item>
            <text:list-item>
              <text:p text:style-name="P3">Leichte Installation?</text:p>
            </text:list-item>
            <text:list-item>
              <text:p text:style-name="P3">Open Source?</text:p>
            </text:list-item>
            <text:list-item>
              <text:p text:style-name="P3">Sonstiges?</text:p>
              <text:list>
                <text:list-item>
                  <text:p text:style-name="P3">Handling mit dem Framework, Dokumentation der Bib, Community vorhanden?</text:p>
                </text:list-item>
              </text:list>
            </text:list-item>
          </text:list>
        </text:list-item>
      </text:list>
      <text:p text:style-name="P2"/>
      <table:table table:name="Tabelle1" table:style-name="Tabelle1">
        <table:table-column table:style-name="Tabelle1.A" table:number-columns-repeated="4"/>
        <text:soft-page-break/>
        <table:table-row>
          <table:table-cell table:style-name="Tabelle1.A1" office:value-type="string">
            <text:p text:style-name="P8">(Zeit t, Fitness f)</text:p>
          </table:table-cell>
          <table:table-cell table:style-name="Tabelle1.A1" office:value-type="string">
            <text:p text:style-name="P8">NEAT-Python</text:p>
          </table:table-cell>
          <table:table-cell table:style-name="Tabelle1.A1" office:value-type="string">
            <text:p text:style-name="P8">MultiNEAT</text:p>
          </table:table-cell>
          <table:table-cell table:style-name="Tabelle1.D1" office:value-type="string">
            <text:p text:style-name="P8">Pytorch NEAT</text:p>
          </table:table-cell>
        </table:table-row>
        <table:table-row>
          <table:table-cell table:style-name="Tabelle1.A2" office:value-type="string">
            <text:p text:style-name="P8">Hopper</text:p>
          </table:table-cell>
          <table:table-cell table:style-name="Tabelle1.A2" office:value-type="string">
            <text:p text:style-name="P8">()</text:p>
          </table:table-cell>
          <table:table-cell table:style-name="Tabelle1.A2" office:value-type="string">
            <text:p text:style-name="P8">()</text:p>
          </table:table-cell>
          <table:table-cell table:style-name="Tabelle1.D2" office:value-type="string">
            <text:p text:style-name="P8">()</text:p>
          </table:table-cell>
        </table:table-row>
        <table:table-row>
          <table:table-cell table:style-name="Tabelle1.A2" office:value-type="string">
            <text:p text:style-name="P8">Half Cheetah</text:p>
          </table:table-cell>
          <table:table-cell table:style-name="Tabelle1.A2" office:value-type="string">
            <text:p text:style-name="P8">()</text:p>
          </table:table-cell>
          <table:table-cell table:style-name="Tabelle1.A2" office:value-type="string">
            <text:p text:style-name="P8">()</text:p>
          </table:table-cell>
          <table:table-cell table:style-name="Tabelle1.D2" office:value-type="string">
            <text:p text:style-name="P8">(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08:45:43.014055405</meta:creation-date>
    <dc:date>2020-02-25T10:58:32.373359137</dc:date>
    <meta:editing-duration>PT2H12M49S</meta:editing-duration>
    <meta:editing-cycles>5</meta:editing-cycles>
    <meta:generator>LibreOffice/5.2.7.2$Linux_X86_64 LibreOffice_project/20m0$Build-2</meta:generator>
    <meta:document-statistic meta:table-count="1" meta:image-count="0" meta:object-count="0" meta:page-count="2" meta:paragraph-count="39" meta:word-count="104" meta:character-count="607" meta:non-whitespace-character-count="567"/>
  </office:meta>
</office:document-meta>
</file>